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" svg:font-family="Play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fc6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{</text:p>
      <text:p text:style-name="Preformatted_20_Text"><text:tab/>"ip":"<text:span text:style-name="T1">janakharami.aternos.me</text:span>",</text:p>
      <text:p text:style-name="Preformatted_20_Text"><text:tab/>"port": "<text:span text:style-name="T1">50390</text:span>",</text:p>
      <text:p text:style-name="Preformatted_20_Text"><text:tab/>"name": "<text:span text:style-name="T1">server 24/7 bot</text:span>"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" svg:font-family="Play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6T11:30:08.805000000</dc:date>
    <meta:editing-duration>PT2M10S</meta:editing-duration>
    <meta:editing-cycles>1</meta:editing-cycles>
    <meta:document-statistic meta:table-count="0" meta:image-count="0" meta:object-count="0" meta:page-count="1" meta:paragraph-count="5" meta:word-count="9" meta:character-count="76" meta:non-whitespace-character-count="69"/>
    <meta:generator>Trio_Office/6.2.8.2$Windows_x86 LibreOffice_project/</meta:generator>
  </office:meta>
</office:document-meta>
</file>